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8e9a4" officeooo:paragraph-rsid="0008e9a4"/>
    </style:style>
    <style:style style:name="P2" style:family="paragraph" style:parent-style-name="Standard" style:list-style-name="L1">
      <style:text-properties officeooo:rsid="0008e9a4" officeooo:paragraph-rsid="0008e9a4"/>
    </style:style>
    <style:style style:name="P3" style:family="paragraph" style:parent-style-name="Standard" style:list-style-name="L1">
      <style:text-properties officeooo:rsid="0009474d" officeooo:paragraph-rsid="0009474d"/>
    </style:style>
    <style:style style:name="P4" style:family="paragraph" style:parent-style-name="Standard" style:list-style-name="L1">
      <style:text-properties officeooo:rsid="000d1beb" officeooo:paragraph-rsid="000d1beb"/>
    </style:style>
    <style:style style:name="P5" style:family="paragraph" style:parent-style-name="Standard" style:list-style-name="L1">
      <style:text-properties officeooo:rsid="000f0a4a" officeooo:paragraph-rsid="000f0a4a"/>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0% 10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e9a4"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h 2<text:span text:style-name="T1">nd</text:span>, 2023</text:p>
      <text:p text:style-name="P1">KitKat Dameck</text:p>
      <text:p text:style-name="P1">4D Fundamentals</text:p>
      <text:p text:style-name="P1">Sound</text:p>
      <text:p text:style-name="Standard"/>
      <text:list xml:id="list4247677758" text:style-name="L1">
        <text:list-item>
          <text:p text:style-name="P2">The transformation of science into language and action.</text:p>
          <text:list>
            <text:list-item>
              <text:p text:style-name="P2">Important essay about by Audre Lorde.</text:p>
            </text:list-item>
            <text:list-item>
              <text:p text:style-name="P2">Argues in favor of speaking any important idea, even if the idea is not expressed perfectly. </text:p>
              <text:list>
                <text:list-item>
                  <text:p text:style-name="P2">“My silence had not protected me. Your silence will not protect you.”</text:p>
                </text:list-item>
              </text:list>
            </text:list-item>
            <text:list-item>
              <text:p text:style-name="P2">We listened to the whole essay in class. I appreciated actually being exposed to the art. </text:p>
            </text:list-item>
          </text:list>
        </text:list-item>
        <text:list-item>
          <text:p text:style-name="P2">History of sound.</text:p>
          <text:list>
            <text:list-item>
              <text:p text:style-name="P2">The Illiad and other Greek epics were passed verbally, often with a theatrical performance. </text:p>
              <text:list>
                <text:list-item>
                  <text:p text:style-name="P2">Also stories from like everywhere on earth were passed verbally.</text:p>
                </text:list-item>
                <text:list-item>
                  <text:p text:style-name="P2">They tried to play a video but it didn’t work.</text:p>
                </text:list-item>
              </text:list>
            </text:list-item>
            <text:list-item>
              <text:p text:style-name="P2">Caedmori’s hymn.</text:p>
              <text:list>
                <text:list-item>
                  <text:p text:style-name="P2">Oldest recorded english hymn.</text:p>
                </text:list-item>
                <text:list-item>
                  <text:p text:style-name="P2">Pretty jazzy actually. Would listen to. </text:p>
                </text:list-item>
              </text:list>
            </text:list-item>
            <text:list-item>
              <text:p text:style-name="P2">Ligi Russolo.</text:p>
              <text:list>
                <text:list-item>
                  <text:p text:style-name="P2">Intonarumori (1910).</text:p>
                  <text:list>
                    <text:list-item>
                      <text:p text:style-name="P2">Demonstration of the <text:span text:style-name="T4">Art of Noises Manifesto.</text:span></text:p>
                    </text:list-item>
                    <text:list-item>
                      <text:p text:style-name="P2"><text:span text:style-name="T5">All acoustic instalation that plays music by itself. </text:span></text:p>
                    </text:list-item>
                    <text:list-item>
                      <text:p text:style-name="P2"><text:span text:style-name="T5">Replicates the sounds of cities and industry. </text:span></text:p>
                      <text:list>
                        <text:list-item>
                          <text:p text:style-name="P2"><text:span text:style-name="T5">Literally like train noises and sirens and machine noises.</text:span></text:p>
                        </text:list-item>
                        <text:list-item>
                          <text:p text:style-name="P2"><text:span text:style-name="T5">It’s kinda impressive ig lol.</text:span></text:p>
                        </text:list-item>
                      </text:list>
                    </text:list-item>
                    <text:list-item>
                      <text:p text:style-name="P2"><text:span text:style-name="T5">Part of the futurist movement.</text:span></text:p>
                      <text:list>
                        <text:list-item>
                          <text:p text:style-name="P2"><text:span text:style-name="T5">Throw out everything from the 19</text:span><text:span text:style-name="T2">th</text:span><text:span text:style-name="T5"> century, everything new is good an the future. </text:span></text:p>
                        </text:list-item>
                      </text:list>
                    </text:list-item>
                    <text:list-item>
                      <text:p text:style-name="P2"><text:span text:style-name="T5">Inspiration for 80’s noise bands.</text:span></text:p>
                    </text:list-item>
                  </text:list>
                </text:list-item>
              </text:list>
            </text:list-item>
            <text:list-item>
              <text:p text:style-name="P2"><text:span text:style-name="T5">John Cage.</text:span></text:p>
              <text:list>
                <text:list-item>
                  <text:p text:style-name="P2"><text:span text:style-name="T5">4’33” (1950s?)</text:span></text:p>
                  <text:list>
                    <text:list-item>
                      <text:p text:style-name="P2"><text:span text:style-name="T5">Apparently 4 minutes is too long for them to play the whole thing :/</text:span></text:p>
                    </text:list-item>
                    <text:list-item>
                      <text:p text:style-name="P2"><text:span text:style-name="T5">4 min &amp; 33 seconds of silence. The “music” is made by the rustling of the audience, background noise, the key strokes I use to write this, etc. </text:span></text:p>
                    </text:list-item>
                    <text:list-item>
                      <text:p text:style-name="P2"><text:span text:style-name="T5">This piece has been around lmao. </text:span></text:p>
                    </text:list-item>
                    <text:list-item>
                      <text:p text:style-name="P2"><text:span text:style-name="T5">The performer actually flips the music pages, even though they’re all the same. </text:span></text:p>
                    </text:list-item>
                  </text:list>
                </text:list-item>
              </text:list>
            </text:list-item>
            <text:list-item>
              <text:p text:style-name="P2"><text:span text:style-name="T5">Tood Selby.</text:span></text:p>
              <text:list>
                <text:list-item>
                  <text:p text:style-name="P2"><text:span text:style-name="T5">A deaf performer. </text:span></text:p>
                </text:list-item>
                <text:list-item>
                  <text:p text:style-name="P2"><text:span text:style-name="T5">Christine Sun Kim.</text:span></text:p>
                  <text:list>
                    <text:list-item>
                      <text:p text:style-name="P3"><text:span text:style-name="T6">Christine Sun Kim</text:span><text:span text:style-name="T5"> leaves their home to go take field recordings. They then go to their installation in a gallery, and talk about their experience as a deaf person, and having hearing people insist that Kim keep quiet, and about how the struggled to learn language due to their parents not properly understanding signing. The installation consists of large speaker cones with things on them, and then loud sound is pumped into them, moving the decorations. The auditory experience is very loud. Sometimes loud enough that they can be felt tactically. </text:span></text:p>
                    </text:list-item>
                    <text:list-item>
                      <text:p text:style-name="P3"><text:span text:style-name="T5">Oe of their favorite sounds is feedback.</text:span></text:p>
                    </text:list-item>
                    <text:list-item>
                      <text:p text:style-name="P3"><text:span text:style-name="T5">This is beautifully shot. </text:span></text:p>
                    </text:list-item>
                  </text:list>
                </text:list-item>
              </text:list>
            </text:list-item>
            <text:list-item>
              <text:p text:style-name="P3"><text:span text:style-name="T5">Louis Lawler.</text:span></text:p>
              <text:list>
                <text:list-item>
                  <text:p text:style-name="P3"><text:span text:style-name="T5">Bird calls (1921-81)</text:span></text:p>
                  <text:list>
                    <text:list-item>
                      <text:p text:style-name="P3"><text:soft-page-break/><text:span text:style-name="T5">We’ve seen this before. Fake birdcalls made from the names of male artists are played in a nature sanctuary. </text:span></text:p>
                    </text:list-item>
                  </text:list>
                </text:list-item>
              </text:list>
            </text:list-item>
            <text:list-item>
              <text:p text:style-name="P4"><text:span text:style-name="T5">Richard Garet.</text:span></text:p>
              <text:list>
                <text:list-item>
                  <text:p text:style-name="P4"><text:span text:style-name="T5">“Sounds of Times Square” (2015).</text:span></text:p>
                  <text:list>
                    <text:list-item>
                      <text:p text:style-name="P4"><text:span text:style-name="T5">The billboards of time square showed a kind of sound visualization of the auditory environment. </text:span></text:p>
                    </text:list-item>
                  </text:list>
                </text:list-item>
              </text:list>
            </text:list-item>
            <text:list-item>
              <text:p text:style-name="P5"><text:span text:style-name="T5">Steve Reich.</text:span></text:p>
              <text:list>
                <text:list-item>
                  <text:p text:style-name="P5"><text:span text:style-name="T5">“Come Out” (1966).</text:span></text:p>
                  <text:list>
                    <text:list-item>
                      <text:p text:style-name="P5"><text:span text:style-name="T5">During civil rights abuses in Harlem, police were coercing two black teens to confess, and wouldn’t take them to the hospital until they would bleed. </text:span></text:p>
                    </text:list-item>
                    <text:list-item>
                      <text:p text:style-name="P5"><text:span text:style-name="T5">The art piece is made of audio from an interview with the teens. </text:span></text:p>
                    </text:list-item>
                    <text:list-item>
                      <text:p text:style-name="P5"><text:span text:style-name="T5">Loops a sentence fragment over and over “come out to show them” for 13 minutes. </text:span></text:p>
                    </text:list-item>
                  </text:list>
                </text:list-item>
              </text:list>
            </text:list-item>
            <text:list-item>
              <text:p text:style-name="P5"><text:span text:style-name="T5">Alvin Lucier.</text:span></text:p>
              <text:list>
                <text:list-item>
                  <text:p text:style-name="P5"><text:span text:style-name="T5">“I Am Sitting In A Room” (1969).</text:span></text:p>
                  <text:list>
                    <text:list-item>
                      <text:p text:style-name="P5"><text:span text:style-name="T5">A short recording of the author speaking is repeated and recorded until the resonant frequencies of the room take over. </text:span></text:p>
                      <text:list>
                        <text:list-item>
                          <text:p text:style-name="P5"><text:span text:style-name="T5">Lucier has a stutter, and they say that this procedure is to “smooth out” their voice. Also a cometary on their tendency to repeat words. </text:span></text:p>
                        </text:list-item>
                      </text:list>
                    </text:list-item>
                    <text:list-item>
                      <text:p text:style-name="P5"><text:span text:style-name="T5">Deals with repetition. </text:span></text:p>
                    </text:list-item>
                    <text:list-item>
                      <text:p text:style-name="P5"><text:span text:style-name="T5">Minimalist tape music. </text:span></text:p>
                    </text:list-item>
                    <text:list-item>
                      <text:p text:style-name="P5"><text:span text:style-name="T5">Oh damn this is 45 minutes long.</text:span></text:p>
                    </text:list-item>
                    <text:list-item>
                      <text:p text:style-name="P5"><text:span text:style-name="T5">Turns into a genuinely haunting and beautiful drone piece. </text:span></text:p>
                    </text:list-item>
                  </text:list>
                </text:list-item>
              </text:list>
            </text:list-item>
            <text:list-item>
              <text:p text:style-name="P5"><text:span text:style-name="T5">Bill Fonata.</text:span></text:p>
              <text:list>
                <text:list-item>
                  <text:p text:style-name="P5"><text:span text:style-name="T5">Wants to make “sound scultpure” and “sonic dream scapes”</text:span></text:p>
                </text:list-item>
                <text:list-item>
                  <text:p text:style-name="P5"><text:span text:style-name="T5">White Sound (2014).</text:span></text:p>
                  <text:list>
                    <text:list-item>
                      <text:p text:style-name="P5"><text:span text:style-name="T5">Video of a beach with beach sounds. </text:span></text:p>
                    </text:list-item>
                    <text:list-item>
                      <text:p text:style-name="P5"><text:span text:style-name="T5">Very pleasant :)</text:span></text:p>
                    </text:list-item>
                  </text:list>
                </text:list-item>
              </text:list>
            </text:list-item>
          </text:list>
        </text:list-item>
        <text:list-item>
          <text:p text:style-name="P5"><text:span text:style-name="T5">Deep listening.</text:span></text:p>
          <text:list>
            <text:list-item>
              <text:p text:style-name="P5"><text:span text:style-name="T5">A practice developed by composer Pauline Oliveros. </text:span></text:p>
            </text:list-item>
            <text:list-item>
              <text:p text:style-name="P5"><text:span text:style-name="T5">Take 35 minutes to experience sound. Divided in three stages.</text:span></text:p>
              <text:list>
                <text:list-item>
                  <text:p text:style-name="P5"><text:span text:style-name="T5">Listening. </text:span></text:p>
                  <text:list>
                    <text:list-item>
                      <text:p text:style-name="P5"><text:span text:style-name="T5">Take two deep breaths before beginning.</text:span></text:p>
                    </text:list-item>
                    <text:list-item>
                      <text:p text:style-name="P5"><text:span text:style-name="T5">10 minutes.</text:span></text:p>
                    </text:list-item>
                    <text:list-item>
                      <text:p text:style-name="P5"><text:span text:style-name="T5">Listen to whats happening around you.</text:span></text:p>
                    </text:list-item>
                  </text:list>
                </text:list-item>
                <text:list-item>
                  <text:p text:style-name="P5"><text:span text:style-name="T5">Journal.</text:span></text:p>
                  <text:list>
                    <text:list-item>
                      <text:p text:style-name="P5"><text:span text:style-name="T5">Take two more deep breaths. </text:span></text:p>
                    </text:list-item>
                    <text:list-item>
                      <text:p text:style-name="P5"><text:span text:style-name="T5">Sit down and think. Write about the sounds that are heard, what they made you think, what they made you feel, etc.</text:span></text:p>
                    </text:list-item>
                  </text:list>
                </text:list-item>
                <text:list-item>
                  <text:p text:style-name="P5"><text:span text:style-name="T5">Record.</text:span></text:p>
                  <text:list>
                    <text:list-item>
                      <text:p text:style-name="P5"><text:span text:style-name="T5">Take 15 minutes to record. </text:span></text:p>
                    </text:list-item>
                    <text:list-item>
                      <text:p text:style-name="P5"><text:span text:style-name="T5">Map a rout of the sounds that appealed the most. </text:span></text:p>
                    </text:list-item>
                    <text:list-item>
                      <text:p text:style-name="P5"><text:span text:style-name="T5">Record 5-10 different sounds. </text:span></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21:24.526382998</meta:creation-date>
    <dc:date>2023-03-02T15:44:44.988070161</dc:date>
    <meta:editing-duration>PT1H23M19S</meta:editing-duration>
    <meta:editing-cycles>4</meta:editing-cycles>
    <meta:generator>LibreOffice/7.4.5.1$Linux_X86_64 LibreOffice_project/40$Build-1</meta:generator>
    <meta:document-statistic meta:table-count="0" meta:image-count="0" meta:object-count="0" meta:page-count="2" meta:paragraph-count="76" meta:word-count="712" meta:character-count="3938" meta:non-whitespace-character-count="3344"/>
  </office:meta>
</office:document-meta>
</file>